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2"/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8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8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8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8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/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8" table:content-validation-name="val3"/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/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/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8" table:content-validation-name="val3"/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8" table:content-validation-name="val3"/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8" table:content-validation-name="val3"/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8" table:content-validation-name="val3"/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0T13:47:27.686193013</dc:date>
    <meta:editing-duration>PT8M44S</meta:editing-duration>
    <meta:editing-cycles>1</meta:editing-cycles>
    <meta:document-statistic meta:table-count="1" meta:cell-count="24" meta:object-count="0"/>
    <meta:generator>LibreOffice/5.1.4.2$Linux_X86_64 LibreOffice_project/10m0$Build-2</meta:generator>
  </office:meta>
</office:document-meta>
</file>